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MD2xG</text:p>
          </table:table-cell>
          <table:table-cell office:value-type="string" calcext:value-type="string">
            <text:p>SAMD2xJ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luster SAMD2xG</text:p>
          </table:table-cell>
          <table:table-cell office:value-type="string" calcext:value-type="string">
            <text:p>Cluster SAMD2xJ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ower (mA)</text:p>
          </table:table-cell>
          <table:table-cell office:value-type="string" calcext:value-type="string">
            <text:p>Conflicts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N3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OUT3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 – AIN[0]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ADC – AIN[1]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DC/VREF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B0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DC – AIN[12]</text:p>
          </table:table-cell>
          <table:table-cell table:number-columns-repeated="3"/>
          <table:table-cell office:value-type="string" calcext:value-type="string">
            <text:p>USB CC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B0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DC – AIN[13]</text:p>
          </table:table-cell>
          <table:table-cell table:number-columns-repeated="3"/>
          <table:table-cell office:value-type="string" calcext:value-type="string">
            <text:p>USB CC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AN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DDANA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0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 – AIN[4]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CC0/WO[0]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 – AIN[5]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CC0/WO[1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 – AIN[6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office:value-type="string" calcext:value-type="string">
            <text:p>TCC1/WO[0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C0/WO[2]</text:p>
          </table:table-cell>
          <table:table-cell office:value-type="string" calcext:value-type="string">
            <text:p>F</text:p>
          </table:table-cell>
          <table:table-cell table:formula="of:=[$Settings.$B$2]" office:value-type="float" office:value="10" calcext:value-type="float">
            <text:p>10</text:p>
          </table:table-cell>
          <table:table-cell office:value-type="string" calcext:value-type="string">
            <text:p>TCC1/WO[0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C0/WO[3]</text:p>
          </table:table-cell>
          <table:table-cell office:value-type="string" calcext:value-type="string">
            <text:p>F</text:p>
          </table:table-cell>
          <table:table-cell table:formula="of:=[$Settings.$B$2]" office:value-type="float" office:value="10" calcext:value-type="float">
            <text:p>10</text:p>
          </table:table-cell>
          <table:table-cell office:value-type="string" calcext:value-type="string">
            <text:p>TCC1/WO[1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DDIO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5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B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5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R_GOOD</text:p>
          </table:table-cell>
          <table:table-cell table:number-columns-repeated="2"/>
          <table:table-cell office:value-type="string" calcext:value-type="string">
            <text:p>TC3/WO[0]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X_SENDER_ENABLE</text:p>
          </table:table-cell>
          <table:table-cell table:number-columns-repeated="2"/>
          <table:table-cell office:value-type="string" calcext:value-type="string">
            <text:p>TC3/WO[1]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DDIO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CC2/WO[0]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CC2/WO[1]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office:value-type="string" calcext:value-type="string">
            <text:p>TCC0/WO[2]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office:value-type="string" calcext:value-type="string">
            <text:p>TCC0/WO[3]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B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B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UTPUT_ENAB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C7/WO[0]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TN3</text:p>
          </table:table-cell>
          <table:table-cell table:number-columns-repeated="2"/>
          <table:table-cell office:value-type="string" calcext:value-type="string">
            <text:p>TC7/WO[1]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COM3/PAD[0] – TX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C4/WO[0]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COM3/PAD[1] – RX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C4/WO[1]</text:p>
          </table:table-cell>
          <table:table-cell office:value-type="string" calcext:value-type="string">
            <text:p>USB/SOF???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SB D+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IO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B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C7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B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C7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-</text:p>
          </table:table-cell>
          <table:table-cell table:formula="of:=[$Settings.$B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SET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-</text:p>
          </table:table-cell>
          <table:table-cell table:formula="of:=[$Settings.$B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DDCOR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DDIN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TCC1/WO[0]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TCC1/WO[1]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PB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B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6/WO[0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B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6/WO[1]</text:p>
          </table:table-cell>
          <table:table-cell office:value-type="string" calcext:value-type="string">
            <text:p>E</text:p>
          </table:table-cell>
          <table:table-cell table:formula="of:=[$Settings.$B$2]" office:value-type="float" office:value="10" calcext:value-type="float">
            <text:p>10</text:p>
          </table:table-cell>
          <table:table-cell table:number-columns-repeated="2"/>
        </table:table-row>
      </table:table>
      <table:table table:name="Settings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Power (mA)</text:p>
          </table:table-cell>
          <table:table-cell/>
        </table:table-row>
        <table:table-row table:style-name="ro1">
          <table:table-cell office:value-type="string" calcext:value-type="string">
            <text:p>Power per channel driv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wer per L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urce current per cluste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ink current per cluster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G Version</text:p>
          </table:table-cell>
          <table:table-cell table:style-name="ce3" office:value-type="string" calcext:value-type="string">
            <text:p>J Ver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([$Pins.D$2:$Pins.D$65];[.$A9];[$Pins.$H$2:$Pins.$H$65])" office:value-type="float" office:value="0" calcext:value-type="float">
            <text:p>0</text:p>
          </table:table-cell>
          <table:table-cell table:formula="of:=SUMIF([$Pins.E$2:$Pins.E$65];[.$A9];[$Pins.$H$2:$Pins.$H$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([$Pins.D$2:$Pins.D$65];[.$A10];[$Pins.$H$2:$Pins.$H$65])" office:value-type="float" office:value="40" calcext:value-type="float">
            <text:p>40</text:p>
          </table:table-cell>
          <table:table-cell table:formula="of:=SUMIF([$Pins.E$2:$Pins.E$65];[.$A10];[$Pins.$H$2:$Pins.$H$65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([$Pins.D$2:$Pins.D$65];[.$A11];[$Pins.$H$2:$Pins.$H$65])" office:value-type="float" office:value="70" calcext:value-type="float">
            <text:p>70</text:p>
          </table:table-cell>
          <table:table-cell table:formula="of:=SUMIF([$Pins.E$2:$Pins.E$65];[.$A11];[$Pins.$H$2:$Pins.$H$65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IF([$Pins.D$2:$Pins.D$65];[.$A12];[$Pins.$H$2:$Pins.$H$65])" office:value-type="float" office:value="40" calcext:value-type="float">
            <text:p>40</text:p>
          </table:table-cell>
          <table:table-cell table:formula="of:=SUMIF([$Pins.E$2:$Pins.E$65];[.$A12];[$Pins.$H$2:$Pins.$H$65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IF([$Pins.D$2:$Pins.D$65];[.$A13];[$Pins.$H$2:$Pins.$H$65])" office:value-type="float" office:value="40" calcext:value-type="float">
            <text:p>40</text:p>
          </table:table-cell>
          <table:table-cell table:formula="of:=SUMIF([$Pins.E$2:$Pins.E$65];[.$A13];[$Pins.$H$2:$Pins.$H$65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IF([$Pins.D$2:$Pins.D$65];[.$A14];[$Pins.$H$2:$Pins.$H$65])" office:value-type="float" office:value="20" calcext:value-type="float">
            <text:p>20</text:p>
          </table:table-cell>
          <table:table-cell table:formula="of:=SUMIF([$Pins.E$2:$Pins.E$65];[.$A14];[$Pins.$H$2:$Pins.$H$65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IF([$Pins.D$2:$Pins.D$65];[.$A15];[$Pins.$H$2:$Pins.$H$65])" office:value-type="float" office:value="0" calcext:value-type="float">
            <text:p>0</text:p>
          </table:table-cell>
          <table:table-cell table:formula="of:=SUMIF([$Pins.E$2:$Pins.E$65];[.$A15];[$Pins.$H$2:$Pins.$H$65]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9:.B15])" office:value-type="float" office:value="210" calcext:value-type="float">
            <text:p>2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2:40:11.2245860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01:26:02.481282177</meta:creation-date>
    <dc:date>2022-04-11T22:41:26.885645302</dc:date>
    <meta:editing-duration>P2DT19H35M34S</meta:editing-duration>
    <meta:editing-cycles>59</meta:editing-cycles>
    <meta:generator>LibreOffice/7.2.6.2$Linux_X86_64 LibreOffice_project/20$Build-2</meta:generator>
    <meta:document-statistic meta:table-count="2" meta:cell-count="424" meta:object-count="0"/>
  </office:meta>
</office:document-meta>
</file>